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2" style:family="table">
      <style:table-properties style:width="19.801cm" table:align="margins"/>
    </style:style>
    <style:style style:name="Tableau2.A" style:family="table-column">
      <style:table-column-properties style:column-width="9.901cm" style:rel-column-width="32767*"/>
    </style:style>
    <style:style style:name="Tableau2.B" style:family="table-column">
      <style:table-column-properties style:column-width="9.9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P3"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1c9a21" fo:background-color="transparent" style:font-size-asian="9pt" style:font-weight-asian="normal" style:font-name-complex="Arial1" style:font-size-complex="9pt" style:font-weight-complex="normal" loext:padding="0cm" loext:border="none"/>
    </style:style>
    <style:style style:name="P4"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24f6c3" fo:background-color="transparent" style:font-size-asian="9pt" style:font-weight-asian="normal" style:font-name-complex="Arial1" style:font-size-complex="9pt" style:font-weight-complex="normal" loext:padding="0cm" loext:border="none"/>
    </style:style>
    <style:style style:name="P5" style:family="paragraph" style:parent-style-name="Text_20_body">
      <style:paragraph-properties fo:margin-left="0cm" fo:margin-right="0cm" fo:margin-top="0cm" fo:margin-bottom="0.101cm" style:contextual-spacing="false" fo:line-height="150%" fo:text-align="center"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d4b48" officeooo:paragraph-rsid="002d4b48" fo:background-color="transparent" style:font-size-asian="9pt" style:font-weight-asian="normal" style:font-name-complex="Arial1" style:font-size-complex="9pt" style:font-weight-complex="normal" loext:padding="0cm" loext:border="none"/>
    </style:style>
    <style:style style:name="P6"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8428b" officeooo:paragraph-rsid="001c9a21" fo:background-color="transparent" style:font-size-asian="8pt" style:font-weight-asian="normal" style:font-name-complex="Arial1" style:font-size-complex="8pt" style:font-weight-complex="normal" loext:padding="0cm" loext:border="none"/>
    </style:style>
    <style:style style:name="P7"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2415e1" fo:background-color="transparent" style:font-size-asian="8pt" style:font-weight-asian="normal" style:font-name-complex="Arial1" style:font-size-complex="8pt" style:font-weight-complex="normal" loext:padding="0cm" loext:border="none"/>
    </style:style>
    <style:style style:name="P8"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2415e1" fo:background-color="transparent" style:font-size-asian="9pt" style:font-weight-asian="normal" style:font-name-complex="Arial1" style:font-size-complex="9pt" style:font-weight-complex="normal" loext:padding="0cm" loext:border="none"/>
    </style:style>
    <style:style style:name="P9" style:family="paragraph" style:parent-style-name="ARIAL">
      <loext:graphic-properties draw:fill="solid" draw:fill-color="#c9211e" draw:opacity="100%"/>
      <style:paragraph-properties fo:background-color="#c9211e"/>
      <style:text-properties fo:color="#ffffff" loext:opacity="100%" officeooo:paragraph-rsid="00307b56" fo:background-color="transparent"/>
    </style:style>
    <style:style style:name="P10" style:family="paragraph" style:parent-style-name="Table_20_Contents">
      <loext:graphic-properties draw:fill="solid" draw:fill-color="#c9211e" draw:opacity="100%"/>
      <style:paragraph-properties fo:margin-top="0cm" fo:margin-bottom="0cm" style:contextual-spacing="false" fo:text-align="start" style:justify-single-word="false" fo:background-color="#c9211e">
        <style:tab-stops/>
      </style:paragraph-properties>
      <style:text-properties fo:color="#ffffff" loext:opacity="100%" style:font-name="Arial1" fo:font-size="9pt" fo:font-weight="normal" officeooo:rsid="001487f2" officeooo:paragraph-rsid="0019c9e2" style:font-size-asian="9pt" style:font-weight-asian="normal" style:font-size-complex="9pt" style:font-weight-complex="normal" loext:padding="0cm" loext:border="none"/>
    </style:style>
    <style:style style:name="P11" style:family="paragraph" style:parent-style-name="Standard">
      <loext:graphic-properties draw:fill-image-width="0cm" draw:fill-image-height="0cm"/>
      <style:paragraph-properties fo:text-align="start" style:justify-single-word="false">
        <style:tab-stops/>
      </style:paragraph-properties>
      <style:text-properties fo:color="#ffffff" loext:opacity="100%" style:font-name="Arial1" fo:font-size="8pt" fo:font-weight="normal" officeooo:paragraph-rsid="002f090d" style:font-size-asian="8pt" style:font-weight-asian="normal" style:font-size-complex="8pt" style:font-weight-complex="normal"/>
    </style:style>
    <style:style style:name="P12"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 fo:font-size="9pt" fo:font-style="normal" fo:font-weight="normal" officeooo:rsid="003218a1" officeooo:paragraph-rsid="0035ab6c" style:font-size-asian="9pt" style:font-style-asian="normal" style:font-weight-asian="normal" style:font-name-complex="Arial1" style:font-size-complex="9pt" style:font-style-complex="normal" style:font-weight-complex="normal"/>
    </style:style>
    <style:style style:name="P13"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14" style:family="paragraph" style:parent-style-name="ARIAL">
      <style:paragraph-properties>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15" style:family="paragraph" style:parent-style-name="ARIAL">
      <style:paragraph-properties fo:text-align="start" style:justify-single-word="false">
        <style:tab-stops/>
      </style:paragraph-properties>
      <style:text-properties fo:color="#000000" loext:opacity="100%" style:font-name="Arial1" fo:font-size="9pt" fo:font-style="normal" fo:font-weight="normal" officeooo:rsid="0028428b" officeooo:paragraph-rsid="0019c9e2" style:font-size-asian="9pt" style:font-style-asian="normal" style:font-weight-asian="normal" style:font-name-complex="Arial1" style:font-size-complex="9pt" style:font-style-complex="normal" style:font-weight-complex="normal"/>
    </style:style>
    <style:style style:name="P16"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name-complex="Arial1" style:font-size-complex="8pt" style:font-weight-complex="normal"/>
    </style:style>
    <style:style style:name="P17"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name-complex="Arial1" style:font-size-complex="8pt" style:font-weight-complex="normal"/>
    </style:style>
    <style:style style:name="P18"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rsid="00287e91" officeooo:paragraph-rsid="0019c9e2" style:font-size-asian="8pt" style:font-weight-asian="normal" style:font-name-complex="Arial1" style:font-size-complex="8pt" style:font-weight-complex="normal"/>
    </style:style>
    <style:style style:name="P19"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rsid="00287e91" officeooo:paragraph-rsid="0019c9e2" style:font-size-asian="8pt" style:font-weight-asian="normal" style:font-name-complex="Arial1" style:font-size-complex="8pt" style:font-weight-complex="normal"/>
    </style:style>
    <style:style style:name="P20"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size-complex="8pt" style:font-weight-complex="normal"/>
    </style:style>
    <style:style style:name="P21"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8pt" fo:font-weight="normal" officeooo:paragraph-rsid="0019c9e2" style:font-size-asian="8pt" style:font-weight-asian="normal" style:font-size-complex="8pt" style:font-weight-complex="normal"/>
    </style:style>
    <style:style style:name="P22" style:family="paragraph" style:parent-style-name="Standard">
      <loext:graphic-properties draw:fill-image-width="0cm" draw:fill-image-height="0cm"/>
      <style:paragraph-properties fo:text-align="start" style:justify-single-word="false">
        <style:tab-stops/>
      </style:paragraph-properties>
      <style:text-properties fo:color="#000000" loext:opacity="100%" style:font-name="Arial1" fo:font-size="8pt" style:text-underline-style="none" fo:font-weight="normal" officeooo:rsid="00287e91" officeooo:paragraph-rsid="002f090d" style:font-size-asian="8pt" style:font-weight-asian="normal" style:font-name-complex="Arial1" style:font-size-complex="8pt" style:font-weight-complex="normal"/>
    </style:style>
    <style:style style:name="P23" style:family="paragraph" style:parent-style-name="Table_20_Contents">
      <loext:graphic-properties draw:fill="solid" draw:fill-color="#c9211e" draw:opacity="100%"/>
      <style:paragraph-properties fo:margin-left="0cm" fo:margin-right="0cm" fo:margin-top="0cm" fo:margin-bottom="0cm" style:contextual-spacing="false" fo:line-height="150%" fo:text-align="start" style:justify-single-word="false" fo:text-indent="0cm" style:auto-text-indent="false" fo:background-color="#c9211e">
        <style:tab-stops/>
      </style:paragraph-properties>
      <style:text-properties fo:color="#000000" loext:opacity="100%" style:font-name="Arial Black" fo:font-size="11pt" fo:font-weight="bold" officeooo:paragraph-rsid="0019c9e2" style:font-size-asian="11pt" style:font-weight-asian="bold" style:font-size-complex="11pt" style:font-weight-complex="bold"/>
    </style:style>
    <style:style style:name="P24" style:family="paragraph" style:parent-style-name="ARIAL">
      <style:text-properties fo:font-weight="bold" officeooo:rsid="0020326b" officeooo:paragraph-rsid="0020326b" style:font-weight-asian="bold" style:font-weight-complex="bold"/>
    </style:style>
    <style:style style:name="P25" style:family="paragraph" style:parent-style-name="ARIAL">
      <style:text-properties fo:font-weight="bold" officeooo:paragraph-rsid="0020326b" style:font-weight-asian="bold" style:font-weight-complex="bold"/>
    </style:style>
    <style:style style:name="P26" style:family="paragraph" style:parent-style-name="ARIAL">
      <style:text-properties fo:font-weight="bold" officeooo:paragraph-rsid="003c5700" style:font-weight-asian="bold" style:font-weight-complex="bold"/>
    </style:style>
    <style:style style:name="P27" style:family="paragraph" style:parent-style-name="ARIAL">
      <style:text-properties fo:font-weight="bold" officeooo:paragraph-rsid="003f4321" style:font-weight-asian="bold" style:font-weight-complex="bold"/>
    </style:style>
    <style:style style:name="P28" style:family="paragraph" style:parent-style-name="ARIAL">
      <style:text-properties fo:font-weight="bold" officeooo:paragraph-rsid="00434f9f" style:font-weight-asian="bold" style:font-weight-complex="bold"/>
    </style:style>
    <style:style style:name="P29" style:family="paragraph" style:parent-style-name="ARIAL">
      <style:text-properties officeooo:paragraph-rsid="0020326b"/>
    </style:style>
    <style:style style:name="P30" style:family="paragraph" style:parent-style-name="ARIAL">
      <style:text-properties officeooo:paragraph-rsid="003c5700"/>
    </style:style>
    <style:style style:name="P31" style:family="paragraph" style:parent-style-name="ARIAL">
      <style:text-properties officeooo:paragraph-rsid="003f4321"/>
    </style:style>
    <style:style style:name="P32" style:family="paragraph" style:parent-style-name="ARIAL">
      <style:text-properties officeooo:paragraph-rsid="00412e63"/>
    </style:style>
    <style:style style:name="P33" style:family="paragraph" style:parent-style-name="ARIAL">
      <style:paragraph-properties fo:text-align="start" style:justify-single-word="false"/>
      <style:text-properties style:font-name="Arial1" fo:font-size="9pt" style:font-size-asian="9pt" style:font-size-complex="9pt"/>
    </style:style>
    <style:style style:name="P34" style:family="paragraph" style:parent-style-name="Footnote">
      <style:text-properties style:font-name="Arial1" fo:font-size="7pt" style:font-size-asian="7pt" style:font-size-complex="7pt"/>
    </style:style>
    <style:style style:name="P35" style:family="paragraph" style:parent-style-name="ARIAL">
      <style:paragraph-properties fo:text-align="start" style:justify-single-word="false"/>
      <style:text-properties style:font-name="Arial1" fo:font-size="8pt" style:font-size-asian="8pt" style:font-size-complex="8pt"/>
    </style:style>
    <style:style style:name="P36" style:family="paragraph" style:parent-style-name="ARIAL">
      <style:paragraph-properties fo:text-align="start" style:justify-single-word="false"/>
    </style:style>
    <style:style style:name="P37" style:family="paragraph" style:parent-style-name="ARIAL">
      <style:text-properties officeooo:paragraph-rsid="00434f9f"/>
    </style:style>
    <style:style style:name="P38" style:family="paragraph" style:parent-style-name="ARIAL">
      <style:text-properties fo:font-size="8pt" officeooo:paragraph-rsid="0020326b" style:font-size-asian="8pt" style:font-size-complex="8pt"/>
    </style:style>
    <style:style style:name="P39" style:family="paragraph" style:parent-style-name="ARIAL" style:list-style-name="L1">
      <style:text-properties officeooo:paragraph-rsid="0020326b"/>
    </style:style>
    <style:style style:name="P40" style:family="paragraph" style:parent-style-name="ARIAL" style:list-style-name="L2">
      <style:text-properties officeooo:paragraph-rsid="0020326b"/>
    </style:style>
    <style:style style:name="T1" style:family="text">
      <style:text-properties fo:color="#c9211e" loext:opacity="100%" fo:font-size="8pt" fo:language="fr" fo:country="FR" fo:font-weight="normal" style:font-size-asian="8pt" style:font-weight-asian="normal" style:font-size-complex="8pt" style:font-weight-complex="normal"/>
    </style:style>
    <style:style style:name="T2"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T3" style:family="text">
      <style:text-properties fo:color="#c9211e" loext:opacity="100%" fo:font-size="8pt" fo:language="fr" fo:country="FR" fo:font-weight="normal" officeooo:rsid="0092813a" style:font-size-asian="8pt" style:font-weight-asian="normal" style:font-size-complex="8pt" style:font-weight-complex="normal"/>
    </style:style>
    <style:style style:name="T4" style:family="text">
      <style:text-properties fo:color="#c9211e" loext:opacity="100%" fo:font-size="14pt" fo:font-weight="bold" officeooo:rsid="00250c57" style:font-size-asian="14pt" style:font-weight-asian="bold" style:font-size-complex="14pt" style:font-weight-complex="bold"/>
    </style:style>
    <style:style style:name="T5" style:family="text">
      <style:text-properties fo:color="#c9211e" loext:opacity="100%" fo:font-size="12pt" fo:font-weight="bold" officeooo:rsid="001550f7" style:font-size-asian="12pt" style:font-weight-asian="bold" style:font-size-complex="12pt" style:font-weight-complex="bold"/>
    </style:style>
    <style:style style:name="T6" style:family="text">
      <style:text-properties fo:color="#c9211e" loext:opacity="100%" fo:font-size="18pt" fo:font-weight="bold" officeooo:rsid="00250c57" style:font-size-asian="18pt" style:font-weight-asian="bold" style:font-size-complex="18pt" style:font-weight-complex="bold"/>
    </style:style>
    <style:style style:name="T7" style:family="text">
      <style:text-properties fo:color="#000000" loext:opacity="100%" style:font-name="Arial1" fo:language="fr" fo:country="FR" fo:font-weight="normal" officeooo:rsid="004ce86d" style:font-weight-asian="normal" style:font-weight-complex="normal"/>
    </style:style>
    <style:style style:name="T8" style:family="text">
      <style:text-properties fo:color="#000000" loext:opacity="100%" style:font-name="Arial1" fo:language="fr" fo:country="FR" fo:font-weight="normal" officeooo:rsid="00432bcd" style:font-weight-asian="normal" style:font-weight-complex="normal"/>
    </style:style>
    <style:style style:name="T9" style:family="text">
      <style:text-properties fo:color="#000000" loext:opacity="100%" style:font-name="Arial1" fo:language="fr" fo:country="FR" fo:font-weight="normal" officeooo:rsid="0029e8b8" style:font-weight-asian="normal" style:font-weight-complex="normal"/>
    </style:style>
    <style:style style:name="T10" style:family="text">
      <style:text-properties fo:color="#000000" loext:opacity="100%" style:font-name="Arial1" fo:language="fr" fo:country="FR" fo:font-weight="normal" officeooo:rsid="0070a9ff" style:font-weight-asian="normal" style:font-weight-complex="normal"/>
    </style:style>
    <style:style style:name="T11" style:family="text">
      <style:text-properties fo:color="#000000" loext:opacity="100%" style:font-name="Arial1" fo:language="fr" fo:country="FR" fo:font-weight="normal" officeooo:rsid="0026764d" style:font-weight-asian="normal" style:font-weight-complex="normal"/>
    </style:style>
    <style:style style:name="T12" style:family="text">
      <style:text-properties fo:color="#000000" loext:opacity="100%" style:font-name="Arial1" fo:language="fr" fo:country="FR" fo:font-weight="normal" officeooo:rsid="00462283" style:font-weight-asian="normal" style:font-weight-complex="normal"/>
    </style:style>
    <style:style style:name="T13" style:family="text">
      <style:text-properties fo:color="#000000" loext:opacity="100%" style:font-name="Arial1" fo:language="fr" fo:country="FR" fo:font-weight="normal" officeooo:rsid="00906598" style:font-weight-asian="normal" style:font-weight-complex="normal"/>
    </style:style>
    <style:style style:name="T14" style:family="text">
      <style:text-properties fo:color="#000000" loext:opacity="100%" style:font-name="Arial1" fo:language="fr" fo:country="FR" fo:font-weight="normal" officeooo:rsid="003f4321" style:font-weight-asian="normal" style:font-weight-complex="normal"/>
    </style:style>
    <style:style style:name="T15" style:family="text">
      <style:text-properties fo:color="#000000" loext:opacity="100%" style:font-name="Arial1" fo:language="fr" fo:country="FR" fo:font-weight="normal" officeooo:rsid="009d7e11" style:font-weight-asian="normal" style:font-weight-complex="normal"/>
    </style:style>
    <style:style style:name="T16" style:family="text">
      <style:text-properties fo:color="#000000" loext:opacity="100%" officeooo:rsid="00287e91" style:font-name-complex="Arial1"/>
    </style:style>
    <style:style style:name="T17" style:family="text">
      <style:text-properties fo:color="#000000" loext:opacity="100%" style:text-underline-style="none" officeooo:rsid="00287e91" style:font-name-complex="Arial1"/>
    </style:style>
    <style:style style:name="T18" style:family="text">
      <style:text-properties fo:color="#cc0000" loext:opacity="100%" fo:font-size="12pt" fo:font-weight="bold" officeooo:rsid="001550f7" style:font-size-asian="12pt" style:font-weight-asian="bold" style:font-size-complex="12pt" style:font-weight-complex="bold"/>
    </style:style>
    <style:style style:name="T19" style:family="text">
      <style:text-properties style:font-name-complex="Arial1"/>
    </style:style>
    <style:style style:name="T20" style:family="text">
      <style:text-properties officeooo:rsid="0028428b" style:font-name-complex="Arial1"/>
    </style:style>
    <style:style style:name="T21" style:family="text">
      <style:text-properties officeooo:rsid="00287e91" style:font-name-complex="Arial1"/>
    </style:style>
    <style:style style:name="T22" style:family="text">
      <style:text-properties fo:font-style="italic" officeooo:rsid="0028428b" style:font-style-asian="italic" style:font-name-complex="Arial1" style:font-style-complex="italic"/>
    </style:style>
    <style:style style:name="T23" style:family="text">
      <style:text-properties officeooo:rsid="00287e91"/>
    </style:style>
    <style:style style:name="T24" style:family="text">
      <style:text-properties officeooo:rsid="001550f7"/>
    </style:style>
    <style:style style:name="T25" style:family="text">
      <style:text-properties fo:color="#ffffff" loext:opacity="100%" style:font-name="Arial1" fo:font-size="9pt" fo:font-weight="normal" officeooo:rsid="001487f2" style:font-size-asian="9pt" style:font-weight-asian="normal" style:font-size-complex="9pt" style:font-weight-complex="normal" loext:padding="0cm" loext:border="none"/>
    </style:style>
    <style:style style:name="T26" style:family="text">
      <style:text-properties style:font-name="Arial1" fo:font-size="9pt" style:font-size-asian="9pt" style:font-size-complex="9pt"/>
    </style:style>
    <style:style style:name="T27" style:family="text">
      <style:text-properties officeooo:rsid="002415e1"/>
    </style:style>
    <style:style style:name="T28" style:family="text">
      <style:text-properties officeooo:rsid="0024f6c3"/>
    </style:style>
    <style:style style:name="T29" style:family="text">
      <style:text-properties officeooo:rsid="003c5700"/>
    </style:style>
    <style:style style:name="T30" style:family="text">
      <style:text-properties fo:font-weight="bold" style:font-weight-asian="bold" style:font-weight-complex="bold"/>
    </style:style>
    <style:style style:name="T31" style:family="text">
      <style:text-properties fo:font-weight="bold" officeooo:rsid="003c5700" style:font-weight-asian="bold" style:font-weight-complex="bold"/>
    </style:style>
    <style:style style:name="T32" style:family="text">
      <style:text-properties officeooo:rsid="003c6929"/>
    </style:style>
    <style:style style:name="T33" style:family="text">
      <style:text-properties officeooo:rsid="00434f9f"/>
    </style:style>
    <style:style style:name="T34" style:family="text">
      <style:text-properties fo:font-size="10pt" fo:font-weight="bold" officeooo:rsid="001487f2" style:font-size-asian="10pt" style:font-weight-asian="bold" style:font-size-complex="10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6">DIFFUSIONS D’INFORMATIONS</text:span><text:span text:style-name="T4"> </text:span><text:span text:style-name="T5">-</text:span><text:span text:style-name="T18"> </text:span><text:span text:style-name="T34">Code du travail</text:span></text:p>
      <text:p text:style-name="P9">LUTTE CONTRE LES DISCRIMINATIONS</text:p>
      <text:p text:style-name="P15"/>
      <text:p text:style-name="P15">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3">Article 225-1 du Code pénal</text:p>
      <text:p text:style-name="P21"><text:span text:style-name="T22">Modifié par LOI n°2022-401 du 21 mars 2022 - art. 9</text:span><text:span text:style-name="T19"><text:line-break/></text:span><text:span text:style-name="T20">Constitue une discrimination toute distinction opérée entre les personnes physiques sur le fondement de leur origine, de leur sexe, de leur situation de famille, de leur grossesse, de leur apparence physique, de la particulière vulnérabilité résultant de leur situation économique, apparente ou connue de son auteur, de leur patronyme, de leur lieu de résidence, de leur état de santé, de leur perte d'autonomie, de leur handicap, de leurs caractéristiques génétiques, de leurs mœurs, de leur orientation sexuelle, de leur identité de genre, de leur âge, de leurs opinions politiques, de leurs activités syndicales, de leur qualité de lanceur d'alerte, de facilitateur ou de personne en lien avec un lanceur d'alerte au sens, respectivement, du I de l'article 6 et des 1° et 2° de l'article 6-1 de la loi n° 2016-1691 du 9 décembre 2016 relative à la transparence, à la lutte contre la corruption et à la modernisation de la vie économique, de leur capacité à s'exprimer dans une langue autre que le français, de leur appartenance ou de leur non-appartenance, vraie ou supposée, à une ethnie, une Nation, une prétendue race ou une religion déterminée.<text:line-break/><text:line-break/>Constitue également une discrimination toute distinction opérée entre les personnes morales sur le fondement de l'origine, du sexe, de la situation de famille, de la grossesse, de l'apparence physique, de la particulière vulnérabilité résultant de la situation économique, apparente ou connue de son auteur, du patronyme, du lieu de résidence, de l'état de santé, de la perte d'autonomie, du handicap, des caractéristiques génétiques, des mœurs, de l'orientation sexuelle, de l'identité de genre, de l'âge, des opinions politiques, des activités syndicales, de la qualité de lanceur d'alerte, de facilitateur ou de personne en lien avec un lanceur d'alerte, au sens, respectivement, du I de l'article 6 et des 1° et 2° de l'article 6-1 de la loi n° 2016-1691 du 9 décembre 2016 précitée, de la capacité à s'exprimer dans une langue autre que le français, de l'appartenance ou de la non-appartenance, vraie ou supposée, à une ethnie, une Nation, une prétendue race ou une religion déterminée des membres ou de certains membres de ces personnes morales.</text:span></text:p>
      <text:p text:style-name="P16">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17">Article 225-3 du Code pénal<text:line-break/><text:span text:style-name="T23">Les dispositions de l'article précédent ne sont pas applicables :</text:span></text:p>
      <text:p text:style-name="P18">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18">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18">3° Aux discriminations fondées, en matière d'embauche, sur le sexe, l'âge ou l'apparence physique, lorsqu'un tel motif constitue une exigence professionnelle essentielle et déterminante et pour autant que l'objectif soit légitime et l'exigence proportionnée ;</text:p>
      <text:p text:style-name="P18">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18">5° Aux refus d'embauche fondés sur la nationalité lorsqu'ils résultent de l'application des dispositions statutaires relatives à la fonction publique ;</text:p>
      <text:p text:style-name="P18">6° Aux discriminations liées au lieu de résidence lorsque la personne chargée de la fourniture d'un bien ou service se trouve en situation de danger manifeste.</text:p>
      <text:p text:style-name="P19">Les mesures prises en faveur des personnes résidant dans certaines zones géographiques et visant à favoriser l'égalité de traitement ne constituent pas une discrimination.</text:p>
      <text:p text:style-name="P20"><text:span text:style-name="T19">Article 225-3- 1 du Code pénal<text:line-break/></text:span><text:span text:style-name="T21">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11"><text:span text:style-name="T16">Article 225-4 du Code pénal<text:line-break/></text:span><text:span text:style-name="T17">Les personnes morales déclarées responsables pénalement, dans les conditions prévues par l'article 121-2, des infractions</text:span></text:p>
      <text:p text:style-name="P22">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p>
      <text:p text:style-name="P14"/>
      <text:p text:style-name="P10"><text:span text:style-name="T24">HARCÈLEMENT</text:span> MORAL</text:p>
      <text:p text:style-name="P36"><text:span text:style-name="Strong_20_Emphasis"><text:span text:style-name="T26">Article 222-33-2-2 du Code pénal</text:span></text:span></text:p>
      <text:p text:style-name="P35"><text:soft-page-break/>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33"/>
      <text:p text:style-name="P23"><text:span text:style-name="Strong_20_Emphasis"><text:span text:style-name="T25">HARCÈLEMENT SEXUEL, </text:span></text:span></text:p>
      <text:p text:style-name="P24"><text:span text:style-name="T33">A</text:span>rticle L1153-5 du code du travail</text:p>
      <text:p text:style-name="P24">Article 222-33 du Code pénal</text:p>
      <text:p text:style-name="P38">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38">L'infraction est également constituée :</text:p>
      <text:p text:style-name="P38">1° Lorsque ces propos ou comportements sont imposés à une même victime par plusieurs personnes, de manière concertée ou à l'instigation de l'une d'elles, alors même que chacune de ces personnes n'a pas agi de façon répétée ;</text:p>
      <text:p text:style-name="P38">2° Lorsque ces propos ou comportements sont imposés à une même victime, successivement, par plusieurs personnes qui, même en l'absence de concertation, savent que ces propos ou comportements caractérisent une répétition.</text:p>
      <text:p text:style-name="P38">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38">III. - Les faits mentionnés aux I et II sont punis de deux ans d'emprisonnement et de 30 000 € d'amende.</text:p>
      <text:p text:style-name="P38">Ces peines sont portées à trois ans d'emprisonnement et 45 000 € d'amende lorsque les faits sont commis :</text:p>
      <text:p text:style-name="P38">1° Par une personne qui abuse de l'autorité que lui confèrent ses fonctions ;</text:p>
      <text:p text:style-name="P38">2° Sur un mineur de quinze ans ;</text:p>
      <text:p text:style-name="P38">3° Sur une personne dont la particulière vulnérabilité, due à son âge, à une maladie, à une infirmité, à une déficience physique ou psychique ou à un état de grossesse, est apparente ou connue de leur auteur ;</text:p>
      <text:p text:style-name="P38">4° Sur une personne dont la particulière vulnérabilité ou dépendance résultant de la précarité de sa situation économique ou sociale est apparente ou connue de leur auteur ;</text:p>
      <text:p text:style-name="P38">5° Par plusieurs personnes agissant en qualité d'auteur ou de complice ;</text:p>
      <text:p text:style-name="P38">6° Par l'utilisation d'un service de communication au public en ligne ou par le biais d'un support numérique ou électronique ;</text:p>
      <text:p text:style-name="P38">7° Alors qu'un mineur était présent et y a assisté ;</text:p>
      <text:p text:style-name="P38">8° Par un ascendant ou par toute autre personne ayant sur la victime une autorité de droit ou de fait.</text:p>
      <text:p text:style-name="P29"/>
      <text:p text:style-name="P25">Salarié, stagiaire, candidat, vous pensez être victime de harcèlement sexuel ?</text:p>
      <text:p text:style-name="P29">Pour des renseignements ou être accompagné dans vos démarches, vous pouvez contacter :</text:p>
      <text:p text:style-name="P31">Le médecin du travail / service de santé au travail : </text:p>
      <text:p text:style-name="P27">{service_de_sante_nom} - Tél. : {service_de_sante_telephone}</text:p>
      <text:p text:style-name="P37">L’inspection du travail [agent de contrôle compétent] : </text:p>
      <text:p text:style-name="P28">{inspection_du_travail_nom} <text:s/>Tél. : {inspection_du_travail_telephone} </text:p>
      <text:p text:style-name="P29">Le Défenseur des droits: 09.69.39.00.00 / Adresse : Défenseur des droits, Libre réponse 71120, 75342 Paris CEDEX 07 (inutile d’affranchir).</text:p>
      <text:p text:style-name="P29"/>
      <text:p text:style-name="P32">Le référent « lutte contre le harcèlement sexuel et les agissements sexistes » de l’entreprise </text:p>
      <text:p text:style-name="P32">[Obligation pour les entreprises d’au moins 250 salariés – article L. 1153-5-1 du code du travail] </text:p>
      <text:p text:style-name="P30"><text:span text:style-name="T30">Nom : </text:span><text:a xlink:type="simple" xlink:href="mailto:%7B@Nom_ref_harcelement" text:style-name="Internet_20_link" text:visited-style-name="Visited_20_Internet_20_Link"><text:span text:style-name="T31">{</text:span></text:a><text:span text:style-name="T31">referant_harcelement _250_nom}</text:span><text:span text:style-name="T30"> Tél. : </text:span><text:span text:style-name="T31">{referant_harcelement _250_telephone}</text:span></text:p>
      <text:p text:style-name="P32">Le référent « lutte contre le harcèlement sexuel et les agissements sexistes » du Comité social et économique </text:p>
      <text:p text:style-name="P32">[Si votre entreprise est doté d’un CSE – article L. 2314-1 du code du travail] </text:p>
      <text:p text:style-name="P26">Nom : <text:span text:style-name="T29">{referant_harcelement _nom}</text:span> Tél. : <text:span text:style-name="T29">{referant_harcelement _telephone}</text:span></text:p>
      <text:p text:style-name="P29"/>
      <text:p text:style-name="P29">Pour agir en justice, Vous pouvez :</text:p>
      <text:list xml:id="list3795858421" text:style-name="L1">
        <text:list-item>
          <text:p text:style-name="P39"><text:span text:style-name="T32">S</text:span>aisir le Conseil des prud’hommes pour manquement de l’employeur à ses obligations </text:p>
        </text:list-item>
        <text:list-item>
          <text:p text:style-name="P39">Porter plainte contre le harceleur <text:s/>:</text:p>
        </text:list-item>
      </text:list>
      <text:list xml:id="list3078695852" text:style-name="L2">
        <text:list-item>
          <text:list>
            <text:list-item>
              <text:p text:style-name="P40">En vous adressant à un commissariat de police ou une brigade de gendarmerie</text:p>
            </text:list-item>
            <text:list-item>
              <text:p text:style-name="P40">En écrivant directement au procureur de la République à l’adresse du Tribunal de grande instance du lieu de l'infraction ou du domicile de l'auteur de l'infraction.</text:p>
              <text:p text:style-name="P40"/>
            </text:list-item>
          </text:list>
        </text:list-item>
      </text:list>
      <text:p text:style-name="P8">MEMBRES DU COMITÉ <text:span text:style-name="T28">SOCIAL ECONOMIQUE</text:span> élus le<text:note text:id="ftn1" text:note-class="footnote"><text:note-citation>1</text:note-citation><text:note-body><text:p text:style-name="P34">Procès-verbal de carence (le cas échéant) : Voir cerfa à part n°15248*01 Autre numéro : CAR – EL02</text:p></text:note-body></text:note> :<text:span text:style-name="T27"> {membres_du_comite_entreprise_date}</text:span></text:p>
      <table:table table:name="Tableau2" table:style-name="Tableau2">
        <table:table-column table:style-name="Tableau2.A"/>
        <table:table-column table:style-name="Tableau2.B"/>
        <table:table-row table:style-name="TableLine1541799750592">
          <table:table-cell table:style-name="Tableau2.A1" office:value-type="string">
            <text:p text:style-name="P3">Titulaires : Nom, Prénom</text:p>
          </table:table-cell>
          <table:table-cell table:style-name="Tableau2.B1" office:value-type="string">
            <text:p text:style-name="P3">Suppléants : Nom, Prénom</text:p>
          </table:table-cell>
        </table:table-row>
        <table:table-row table:style-name="TableLine1541799750016">
          <table:table-cell table:style-name="Tableau2.A2" office:value-type="string">
            <text:p text:style-name="P7">{membres_du_comite_entreprise_titulaires}</text:p>
            <text:p text:style-name="P6"/>
            <text:p text:style-name="P6"/>
            <text:p text:style-name="P6"/>
            <text:p text:style-name="P6"/>
          </table:table-cell>
          <table:table-cell table:style-name="Tableau2.B2" office:value-type="string">
            <text:p text:style-name="P7">{membres_du_comite_entreprise_suppleants}</text:p>
          </table:table-cell>
        </table:table-row>
      </table:table>
      <text:p text:style-name="P4"/>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1" fo:font-family="Arial" style:font-family-generic="swiss" style:font-pitch="variable" fo:font-size="9pt" fo:font-weight="normal" fo:background-color="transparent" style:font-size-asian="9pt" style:font-weight-asian="normal" style:font-size-complex="9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MT1"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MT2" style:family="text">
      <style:text-properties fo:color="#c9211e" loext:opacity="100%" fo:font-size="8pt" fo:language="fr" fo:country="FR" fo:font-weight="normal" style:font-size-asian="8pt" style:font-weight-asian="normal" style:font-size-complex="8pt" style:font-weight-complex="normal"/>
    </style:style>
    <style:style style:name="MT3" style:family="text">
      <style:text-properties fo:color="#c9211e" loext:opacity="100%" fo:font-size="8pt" fo:language="fr" fo:country="FR" fo:font-weight="normal" officeooo:rsid="0092813a" style:font-size-asian="8pt" style:font-weight-asian="normal" style:font-size-complex="8pt" style:font-weight-complex="normal"/>
    </style:style>
    <style:style style:name="MT4" style:family="text">
      <style:text-properties fo:color="#000000" loext:opacity="100%" style:font-name="Arial1" fo:language="fr" fo:country="FR" fo:font-weight="normal" officeooo:rsid="004ce86d" style:font-weight-asian="normal" style:font-weight-complex="normal"/>
    </style:style>
    <style:style style:name="MT5" style:family="text">
      <style:text-properties fo:color="#000000" loext:opacity="100%" style:font-name="Arial1" fo:language="fr" fo:country="FR" fo:font-weight="normal" officeooo:rsid="00432bcd" style:font-weight-asian="normal" style:font-weight-complex="normal"/>
    </style:style>
    <style:style style:name="MT6" style:family="text">
      <style:text-properties fo:color="#000000" loext:opacity="100%" style:font-name="Arial1" fo:language="fr" fo:country="FR" fo:font-weight="normal" officeooo:rsid="0029e8b8" style:font-weight-asian="normal" style:font-weight-complex="normal"/>
    </style:style>
    <style:style style:name="MT7" style:family="text">
      <style:text-properties fo:color="#000000" loext:opacity="100%" style:font-name="Arial1" fo:language="fr" fo:country="FR" fo:font-weight="normal" officeooo:rsid="0070a9ff" style:font-weight-asian="normal" style:font-weight-complex="normal"/>
    </style:style>
    <style:style style:name="MT8" style:family="text">
      <style:text-properties fo:color="#000000" loext:opacity="100%" style:font-name="Arial1" fo:language="fr" fo:country="FR" fo:font-weight="normal" officeooo:rsid="0026764d" style:font-weight-asian="normal" style:font-weight-complex="normal"/>
    </style:style>
    <style:style style:name="MT9" style:family="text">
      <style:text-properties fo:color="#000000" loext:opacity="100%" style:font-name="Arial1" fo:language="fr" fo:country="FR" fo:font-weight="normal" officeooo:rsid="00462283" style:font-weight-asian="normal" style:font-weight-complex="normal"/>
    </style:style>
    <style:style style:name="MT10" style:family="text">
      <style:text-properties fo:color="#000000" loext:opacity="100%" style:font-name="Arial1" fo:language="fr" fo:country="FR" fo:font-weight="normal" officeooo:rsid="00906598" style:font-weight-asian="normal" style:font-weight-complex="normal"/>
    </style:style>
    <style:style style:name="MT11" style:family="text">
      <style:text-properties fo:color="#000000" loext:opacity="100%" style:font-name="Arial1" fo:language="fr" fo:country="FR" fo:font-weight="normal" officeooo:rsid="003f4321" style:font-weight-asian="normal" style:font-weight-complex="normal"/>
    </style:style>
    <style:style style:name="MT12" style:family="text">
      <style:text-properties fo:color="#000000" loext:opacity="100%" style:font-name="Arial1" fo:language="fr" fo:country="FR" fo:font-weight="normal" officeooo:rsid="009d7e1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18cm" fo:margin-bottom="0.9cm" fo:margin-left="0.6cm" fo:margin-right="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499cm" fo:background-color="transparent" style:dynamic-spacing="true" draw:fill="none" draw:fill-color="#729fcf"/>
      </style:header-style>
      <style:footer-style>
        <style:header-footer-properties svg:height="0.804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paragraph" svg:x="8.913cm" svg:y="0.056cm" svg:width="1.976cm" svg:height="0.37cm" draw:z-index="0"><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informationssharing.odt</text:file-name></text:span><text:span text:style-name="MT5"><text:s/><text:tab/></text:span><text:span text:style-name="MT6">modèle </text:span><text:span text:style-name="MT7">version : </text:span><text:span text:style-name="MT8">2.</text:span><text:span text:style-name="MT9">4</text:span><text:span text:style-name="MT10">.</text:span><text:span text:style-name="MT11">0</text:span><text:span text:style-name="MT8">-</text:span><text:span text:style-name="MT10">202</text:span><text:span text:style-name="MT12">20</text:span><text:span text:style-name="MT9">905</text:span><text:span text:style-name="MT12"> - Page :</text:span><text:span text:style-name="MT12"><text:page-number text:select-page="current">2</text:page-number></text:span><text:span text:style-name="MT12">/</text:span><text:span text:style-name="MT12"><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06T23:52:03.176000000</meta:creation-date>
    <dc:date>2022-09-15T17:11:42.345000000</dc:date>
    <meta:editing-duration>PT2H42M25S</meta:editing-duration>
    <meta:editing-cycles>46</meta:editing-cycles>
    <meta:generator>LibreOffice/7.3.5.2$Windows_X86_64 LibreOffice_project/184fe81b8c8c30d8b5082578aee2fed2ea847c01</meta:generator>
    <meta:document-statistic meta:table-count="1" meta:image-count="1" meta:object-count="0" meta:page-count="2" meta:paragraph-count="65" meta:word-count="1937" meta:character-count="12144" meta:non-whitespace-character-count="10257"/>
  </office:meta>
</office:document-meta>
</file>